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620" officeooo:paragraph-rsid="00126620"/>
    </style:style>
    <style:style style:name="P2" style:family="paragraph" style:parent-style-name="Standard">
      <style:paragraph-properties fo:text-align="start" style:justify-single-word="false"/>
      <style:text-properties officeooo:rsid="00126620" officeooo:paragraph-rsid="00126620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26620" officeooo:paragraph-rsid="00126620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126620" officeooo:paragraph-rsid="001266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1</text:p>
      <text:p text:style-name="P1"/>
      <text:p text:style-name="P1">Contabilidad</text:p>
      <text:p text:style-name="P1"/>
      <text:p text:style-name="P1">Caracas 05/04/2020</text:p>
      <text:p text:style-name="P1"/>
      <text:p text:style-name="P1"/>
      <text:p text:style-name="P2"/>
      <text:p text:style-name="P2">Participantes: Alejandro Sánchez, Tulio </text:p>
      <text:p text:style-name="P2"/>
      <text:p text:style-name="P2">Actividades:</text:p>
      <text:p text:style-name="P2"/>
      <text:list xml:id="list4092832639" text:style-name="L2">
        <text:list-item>
          <text:p text:style-name="P3">Vista general del módulo de contabilidad para Odoo 13.</text:p>
        </text:list-item>
        <text:list-item>
          <text:p text:style-name="P3">Se revisó como Odoo 13 genera los asientos y apuntes contables generados en esta nueva versión.</text:p>
        </text:list-item>
      </text:list>
      <text:p text:style-name="P2"/>
      <text:p text:style-name="P2">Acuerdos: </text:p>
      <text:p text:style-name="P2"/>
      <text:list xml:id="list3184822023" text:style-name="L4">
        <text:list-item>
          <text:p text:style-name="P4">Se acordó que en el transcurso de esta misma semana se va a realizar una segunda reunión para revisar nuevamente el flujo de trabajo de Odoo 13 en cuanto a contabilidad se refi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0:27:58.546680206</meta:creation-date>
    <dc:date>2020-05-05T20:37:39.002451908</dc:date>
    <meta:editing-duration>PT9M44S</meta:editing-duration>
    <meta:editing-cycles>1</meta:editing-cycles>
    <meta:document-statistic meta:table-count="0" meta:image-count="0" meta:object-count="0" meta:page-count="1" meta:paragraph-count="9" meta:word-count="72" meta:character-count="435" meta:non-whitespace-character-count="373"/>
    <meta:generator>LibreOffice/6.0.7.3$Linux_X86_64 LibreOffice_project/00m0$Build-3</meta:generator>
  </office:meta>
</office:document-meta>
</file>